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0caa"/>
    </style:style>
    <style:style style:name="P2" style:family="paragraph" style:parent-style-name="Standard">
      <style:text-properties officeooo:paragraph-rsid="00228150"/>
    </style:style>
    <style:style style:name="P3" style:family="paragraph" style:parent-style-name="Standard">
      <style:text-properties officeooo:paragraph-rsid="0022bb64"/>
    </style:style>
    <style:style style:name="P4" style:family="paragraph" style:parent-style-name="Standard">
      <style:text-properties officeooo:paragraph-rsid="0022f6a6"/>
    </style:style>
    <style:style style:name="P5" style:family="paragraph" style:parent-style-name="Standard">
      <style:text-properties officeooo:paragraph-rsid="00242d50"/>
    </style:style>
    <style:style style:name="P6" style:family="paragraph" style:parent-style-name="Standard">
      <style:text-properties officeooo:paragraph-rsid="00258b66"/>
    </style:style>
    <style:style style:name="P7" style:family="paragraph" style:parent-style-name="Standard">
      <style:text-properties officeooo:rsid="0028c753" officeooo:paragraph-rsid="0028c753"/>
    </style:style>
    <style:style style:name="P8" style:family="paragraph" style:parent-style-name="Standard">
      <style:text-properties officeooo:rsid="002a210a" officeooo:paragraph-rsid="002a210a"/>
    </style:style>
    <style:style style:name="P9" style:family="paragraph" style:parent-style-name="Standard">
      <style:text-properties officeooo:rsid="002d67d7" officeooo:paragraph-rsid="002d67d7"/>
    </style:style>
    <style:style style:name="P10" style:family="paragraph" style:parent-style-name="Standard">
      <style:text-properties officeooo:rsid="002f008c" officeooo:paragraph-rsid="002f008c"/>
    </style:style>
    <style:style style:name="P11" style:family="paragraph" style:parent-style-name="Standard">
      <style:text-properties officeooo:rsid="00304772" officeooo:paragraph-rsid="00304772"/>
    </style:style>
    <style:style style:name="P12" style:family="paragraph" style:parent-style-name="Standard">
      <style:text-properties officeooo:rsid="0030486e" officeooo:paragraph-rsid="0032695d"/>
    </style:style>
    <style:style style:name="P13" style:family="paragraph" style:parent-style-name="Standard">
      <style:text-properties officeooo:rsid="00340045" officeooo:paragraph-rsid="0034a5e9"/>
    </style:style>
    <style:style style:name="P14" style:family="paragraph" style:parent-style-name="Standard">
      <style:text-properties officeooo:rsid="0034be54" officeooo:paragraph-rsid="00367eaa"/>
    </style:style>
    <style:style style:name="P15" style:family="paragraph" style:parent-style-name="Standard">
      <style:text-properties officeooo:rsid="0037f9d6" officeooo:paragraph-rsid="0037f9d6"/>
    </style:style>
    <style:style style:name="P16" style:family="paragraph" style:parent-style-name="Standard">
      <style:text-properties officeooo:rsid="0038e5c0" officeooo:paragraph-rsid="0038e5c0"/>
    </style:style>
    <style:style style:name="P17" style:family="paragraph" style:parent-style-name="Standard">
      <style:text-properties officeooo:rsid="003a9771" officeooo:paragraph-rsid="003a9771"/>
    </style:style>
    <style:style style:name="P18" style:family="paragraph" style:parent-style-name="Standard">
      <style:text-properties officeooo:rsid="003aad82" officeooo:paragraph-rsid="003aad82"/>
    </style:style>
    <style:style style:name="P19" style:family="paragraph" style:parent-style-name="Standard">
      <style:text-properties officeooo:rsid="003b9d55" officeooo:paragraph-rsid="003b9d55"/>
    </style:style>
    <style:style style:name="P20" style:family="paragraph" style:parent-style-name="Standard">
      <style:text-properties officeooo:rsid="003f48f0" officeooo:paragraph-rsid="003f48f0"/>
    </style:style>
    <style:style style:name="P21" style:family="paragraph" style:parent-style-name="Standard">
      <style:text-properties officeooo:rsid="0041f42a" officeooo:paragraph-rsid="0041f42a"/>
    </style:style>
    <style:style style:name="P22" style:family="paragraph" style:parent-style-name="Standard">
      <style:text-properties officeooo:rsid="00450705" officeooo:paragraph-rsid="00468c42"/>
    </style:style>
    <style:style style:name="P23" style:family="paragraph" style:parent-style-name="Standard">
      <style:text-properties officeooo:rsid="0049433a" officeooo:paragraph-rsid="0049433a"/>
    </style:style>
    <style:style style:name="P24" style:family="paragraph" style:parent-style-name="Standard">
      <style:text-properties officeooo:rsid="004b0376" officeooo:paragraph-rsid="004b0376"/>
    </style:style>
    <style:style style:name="P25" style:family="paragraph" style:parent-style-name="Standard">
      <style:text-properties officeooo:rsid="004bb4aa" officeooo:paragraph-rsid="004bb4aa"/>
    </style:style>
    <style:style style:name="P26" style:family="paragraph" style:parent-style-name="Standard">
      <style:text-properties officeooo:rsid="004d4164" officeooo:paragraph-rsid="004eeaac"/>
    </style:style>
    <style:style style:name="P27" style:family="paragraph" style:parent-style-name="Standard">
      <style:text-properties officeooo:rsid="0050839d" officeooo:paragraph-rsid="0050839d"/>
    </style:style>
    <style:style style:name="P28" style:family="paragraph" style:parent-style-name="Standard">
      <style:text-properties officeooo:rsid="00521383" officeooo:paragraph-rsid="0055260b"/>
    </style:style>
    <style:style style:name="P29" style:family="paragraph" style:parent-style-name="Standard">
      <style:text-properties officeooo:rsid="00558f93" officeooo:paragraph-rsid="00558f93"/>
    </style:style>
    <style:style style:name="P30" style:family="paragraph" style:parent-style-name="Standard">
      <style:text-properties officeooo:rsid="005606a4" officeooo:paragraph-rsid="005606a4"/>
    </style:style>
    <style:style style:name="P31" style:family="paragraph" style:parent-style-name="Standard">
      <style:text-properties fo:font-size="13pt" officeooo:rsid="00210caa" officeooo:paragraph-rsid="00210caa" style:font-size-asian="13pt" style:font-size-complex="13pt"/>
    </style:style>
    <style:style style:name="P32" style:family="paragraph" style:parent-style-name="Standard">
      <style:text-properties fo:font-size="13pt" officeooo:rsid="00228150" officeooo:paragraph-rsid="00228150" style:font-size-asian="13pt" style:font-size-complex="13pt"/>
    </style:style>
    <style:style style:name="P33" style:family="paragraph" style:parent-style-name="Standard">
      <style:text-properties fo:font-size="13pt" officeooo:rsid="00291367" officeooo:paragraph-rsid="00291367" style:font-size-asian="13pt" style:font-size-complex="13pt"/>
    </style:style>
    <style:style style:name="P34" style:family="paragraph" style:parent-style-name="Standard">
      <style:text-properties fo:font-size="13pt" officeooo:rsid="002c8f4a" officeooo:paragraph-rsid="002c8f4a" style:font-size-asian="13pt" style:font-size-complex="13pt"/>
    </style:style>
    <style:style style:name="P35" style:family="paragraph" style:parent-style-name="Standard">
      <style:text-properties fo:font-size="13pt" officeooo:rsid="002d3392" officeooo:paragraph-rsid="002d3392" style:font-size-asian="13pt" style:font-size-complex="13pt"/>
    </style:style>
    <style:style style:name="P36" style:family="paragraph" style:parent-style-name="Standard">
      <style:text-properties fo:font-size="13pt" officeooo:rsid="002d67d7" officeooo:paragraph-rsid="00684937" style:font-size-asian="13pt" style:font-size-complex="13pt"/>
    </style:style>
    <style:style style:name="P37" style:family="paragraph" style:parent-style-name="Standard">
      <style:text-properties fo:font-size="13pt" officeooo:rsid="002d67d7" officeooo:paragraph-rsid="0077a0b7" style:font-size-asian="13pt" style:font-size-complex="13pt"/>
    </style:style>
    <style:style style:name="P38" style:family="paragraph" style:parent-style-name="Standard">
      <style:text-properties fo:font-size="13pt" officeooo:rsid="002d67d7" officeooo:paragraph-rsid="00788738" style:font-size-asian="13pt" style:font-size-complex="13pt"/>
    </style:style>
    <style:style style:name="P39" style:family="paragraph" style:parent-style-name="Standard">
      <style:text-properties fo:font-size="13pt" officeooo:rsid="00b7871d" officeooo:paragraph-rsid="00b7871d" style:font-size-asian="13pt" style:font-size-complex="13pt"/>
    </style:style>
    <style:style style:name="P40" style:family="paragraph" style:parent-style-name="Standard">
      <style:text-properties fo:font-size="13pt" officeooo:rsid="00b7b266" officeooo:paragraph-rsid="00b7b266" style:font-size-asian="13pt" style:font-size-complex="13pt"/>
    </style:style>
    <style:style style:name="P41" style:family="paragraph" style:parent-style-name="Standard">
      <style:text-properties fo:font-size="13pt" officeooo:rsid="00b7b266" officeooo:paragraph-rsid="00bab6f0" style:font-size-asian="13pt" style:font-size-complex="13pt"/>
    </style:style>
    <style:style style:name="P42" style:family="paragraph" style:parent-style-name="Standard">
      <style:text-properties fo:font-size="13pt" officeooo:rsid="00bab6f0" officeooo:paragraph-rsid="00bab6f0" style:font-size-asian="13pt" style:font-size-complex="13pt"/>
    </style:style>
    <style:style style:name="P43" style:family="paragraph" style:parent-style-name="Standard">
      <style:text-properties fo:font-size="13pt" officeooo:rsid="00bb1314" officeooo:paragraph-rsid="00bb1314" style:font-size-asian="13pt" style:font-size-complex="13pt"/>
    </style:style>
    <style:style style:name="P44" style:family="paragraph" style:parent-style-name="Standard">
      <style:text-properties fo:font-size="13pt" officeooo:rsid="00bb2709" officeooo:paragraph-rsid="00bb2709" style:font-size-asian="13pt" style:font-size-complex="13pt"/>
    </style:style>
    <style:style style:name="P45" style:family="paragraph" style:parent-style-name="Standard">
      <style:text-properties fo:font-size="13pt" officeooo:rsid="00bccd8e" officeooo:paragraph-rsid="00bccd8e" style:font-size-asian="13pt" style:font-size-complex="13pt"/>
    </style:style>
    <style:style style:name="P46" style:family="paragraph" style:parent-style-name="Standard">
      <style:text-properties officeooo:rsid="0056b16f" officeooo:paragraph-rsid="00590194"/>
    </style:style>
    <style:style style:name="P47" style:family="paragraph" style:parent-style-name="Standard">
      <style:text-properties officeooo:rsid="00591f22" officeooo:paragraph-rsid="005a39b7"/>
    </style:style>
    <style:style style:name="P48" style:family="paragraph" style:parent-style-name="Standard">
      <style:text-properties officeooo:rsid="005be672" officeooo:paragraph-rsid="005be672"/>
    </style:style>
    <style:style style:name="P49" style:family="paragraph" style:parent-style-name="Standard">
      <style:text-properties officeooo:rsid="005c8b71" officeooo:paragraph-rsid="005c8b71"/>
    </style:style>
    <style:style style:name="P50" style:family="paragraph" style:parent-style-name="Standard">
      <style:text-properties officeooo:rsid="005d9d1f" officeooo:paragraph-rsid="005f6fd0"/>
    </style:style>
    <style:style style:name="P51" style:family="paragraph" style:parent-style-name="Standard">
      <style:text-properties officeooo:rsid="00613b34" officeooo:paragraph-rsid="00613b34"/>
    </style:style>
    <style:style style:name="P52" style:family="paragraph" style:parent-style-name="Standard">
      <style:text-properties officeooo:rsid="006521e0" officeooo:paragraph-rsid="006521e0"/>
    </style:style>
    <style:style style:name="P53" style:family="paragraph" style:parent-style-name="Standard">
      <style:text-properties officeooo:rsid="0066f561" officeooo:paragraph-rsid="0066f561"/>
    </style:style>
    <style:style style:name="P54" style:family="paragraph" style:parent-style-name="Standard">
      <style:text-properties officeooo:rsid="0068280b" officeooo:paragraph-rsid="0068280b"/>
    </style:style>
    <style:style style:name="P55" style:family="paragraph" style:parent-style-name="Standard">
      <style:text-properties officeooo:rsid="006a010d" officeooo:paragraph-rsid="006a010d"/>
    </style:style>
    <style:style style:name="P56" style:family="paragraph" style:parent-style-name="Standard">
      <style:text-properties officeooo:rsid="006aebdd" officeooo:paragraph-rsid="006ba73e"/>
    </style:style>
    <style:style style:name="P57" style:family="paragraph" style:parent-style-name="Standard">
      <style:text-properties officeooo:rsid="006d5db6" officeooo:paragraph-rsid="006d5db6"/>
    </style:style>
    <style:style style:name="P58" style:family="paragraph" style:parent-style-name="Standard">
      <style:text-properties officeooo:rsid="006f3631" officeooo:paragraph-rsid="00701ba6"/>
    </style:style>
    <style:style style:name="P59" style:family="paragraph" style:parent-style-name="Standard">
      <style:text-properties officeooo:rsid="0071ff91" officeooo:paragraph-rsid="0071ff91"/>
    </style:style>
    <style:style style:name="P60" style:family="paragraph" style:parent-style-name="Standard">
      <style:text-properties officeooo:rsid="00738b97" officeooo:paragraph-rsid="0073b12a"/>
    </style:style>
    <style:style style:name="P61" style:family="paragraph" style:parent-style-name="Standard">
      <style:text-properties officeooo:rsid="0074c0f8" officeooo:paragraph-rsid="0074c0f8"/>
    </style:style>
    <style:style style:name="P62" style:family="paragraph" style:parent-style-name="Standard">
      <style:text-properties officeooo:rsid="0074f366" officeooo:paragraph-rsid="0074f366"/>
    </style:style>
    <style:style style:name="P63" style:family="paragraph" style:parent-style-name="Standard">
      <style:text-properties officeooo:rsid="007a6bb0" officeooo:paragraph-rsid="007a6bb0"/>
    </style:style>
    <style:style style:name="P64" style:family="paragraph" style:parent-style-name="Standard">
      <style:text-properties officeooo:rsid="007cc18c" officeooo:paragraph-rsid="007cc18c"/>
    </style:style>
    <style:style style:name="P65" style:family="paragraph" style:parent-style-name="Standard">
      <style:text-properties officeooo:rsid="007ebca7" officeooo:paragraph-rsid="007f87f4"/>
    </style:style>
    <style:style style:name="P66" style:family="paragraph" style:parent-style-name="Standard">
      <style:text-properties officeooo:rsid="0081483e" officeooo:paragraph-rsid="0081483e"/>
    </style:style>
    <style:style style:name="P67" style:family="paragraph" style:parent-style-name="Standard">
      <style:text-properties officeooo:rsid="0084544f" officeooo:paragraph-rsid="0084544f"/>
    </style:style>
    <style:style style:name="P68" style:family="paragraph" style:parent-style-name="Standard">
      <style:text-properties officeooo:rsid="0085c1fe" officeooo:paragraph-rsid="00871c18"/>
    </style:style>
    <style:style style:name="P69" style:family="paragraph" style:parent-style-name="Standard">
      <style:text-properties officeooo:rsid="00881931" officeooo:paragraph-rsid="00881931"/>
    </style:style>
    <style:style style:name="P70" style:family="paragraph" style:parent-style-name="Standard">
      <style:text-properties officeooo:rsid="008a00f8" officeooo:paragraph-rsid="008b40d5"/>
    </style:style>
    <style:style style:name="P71" style:family="paragraph" style:parent-style-name="Standard">
      <style:text-properties officeooo:rsid="008c2f8a" officeooo:paragraph-rsid="008c2f8a"/>
    </style:style>
    <style:style style:name="P72" style:family="paragraph" style:parent-style-name="Standard">
      <style:text-properties officeooo:rsid="008d75ea" officeooo:paragraph-rsid="008d75ea"/>
    </style:style>
    <style:style style:name="P73" style:family="paragraph" style:parent-style-name="Standard">
      <style:text-properties officeooo:rsid="008e5633" officeooo:paragraph-rsid="008e5633"/>
    </style:style>
    <style:style style:name="P74" style:family="paragraph" style:parent-style-name="Standard">
      <style:text-properties officeooo:rsid="008f798f" officeooo:paragraph-rsid="009133ba"/>
    </style:style>
    <style:style style:name="P75" style:family="paragraph" style:parent-style-name="Standard">
      <style:text-properties officeooo:rsid="009210bf" officeooo:paragraph-rsid="009210bf"/>
    </style:style>
    <style:style style:name="P76" style:family="paragraph" style:parent-style-name="Standard">
      <style:text-properties officeooo:rsid="009407a4" officeooo:paragraph-rsid="009407a4"/>
    </style:style>
    <style:style style:name="P77" style:family="paragraph" style:parent-style-name="Standard">
      <style:text-properties officeooo:rsid="00950ab8" officeooo:paragraph-rsid="0096f987"/>
    </style:style>
    <style:style style:name="P78" style:family="paragraph" style:parent-style-name="Standard">
      <style:text-properties officeooo:rsid="00986488" officeooo:paragraph-rsid="00986488"/>
    </style:style>
    <style:style style:name="P79" style:family="paragraph" style:parent-style-name="Standard">
      <style:text-properties officeooo:rsid="009a57e4" officeooo:paragraph-rsid="009a57e4"/>
    </style:style>
    <style:style style:name="P80" style:family="paragraph" style:parent-style-name="Standard">
      <style:text-properties officeooo:rsid="009bbf44" officeooo:paragraph-rsid="009bbf44"/>
    </style:style>
    <style:style style:name="P81" style:family="paragraph" style:parent-style-name="Standard">
      <style:text-properties officeooo:rsid="009c7161" officeooo:paragraph-rsid="009f1817"/>
    </style:style>
    <style:style style:name="P82" style:family="paragraph" style:parent-style-name="Standard">
      <style:text-properties officeooo:rsid="009fb1bd" officeooo:paragraph-rsid="00a06b1b"/>
    </style:style>
    <style:style style:name="P83" style:family="paragraph" style:parent-style-name="Standard">
      <style:text-properties officeooo:rsid="00a25f68" officeooo:paragraph-rsid="00a25f68"/>
    </style:style>
    <style:style style:name="P84" style:family="paragraph" style:parent-style-name="Standard">
      <style:text-properties officeooo:rsid="00a2e446" officeooo:paragraph-rsid="00a2e446"/>
    </style:style>
    <style:style style:name="P85" style:family="paragraph" style:parent-style-name="Standard">
      <style:text-properties officeooo:rsid="00a4b771" officeooo:paragraph-rsid="00a4b771"/>
    </style:style>
    <style:style style:name="P86" style:family="paragraph" style:parent-style-name="Standard">
      <style:text-properties officeooo:rsid="00a57d3b" officeooo:paragraph-rsid="00a57d3b"/>
    </style:style>
    <style:style style:name="P87" style:family="paragraph" style:parent-style-name="Standard">
      <style:text-properties officeooo:rsid="00a79e0f" officeooo:paragraph-rsid="00a79e0f"/>
    </style:style>
    <style:style style:name="P88" style:family="paragraph" style:parent-style-name="Standard">
      <style:text-properties officeooo:rsid="00a79e0f" officeooo:paragraph-rsid="00a94ccb"/>
    </style:style>
    <style:style style:name="P89" style:family="paragraph" style:parent-style-name="Standard">
      <style:text-properties officeooo:rsid="00ab2379" officeooo:paragraph-rsid="00adef1d"/>
    </style:style>
    <style:style style:name="P90" style:family="paragraph" style:parent-style-name="Standard">
      <style:text-properties officeooo:rsid="00af30de" officeooo:paragraph-rsid="00af9a70"/>
    </style:style>
    <style:style style:name="P91" style:family="paragraph" style:parent-style-name="Standard">
      <style:text-properties officeooo:rsid="00b23893" officeooo:paragraph-rsid="00b41c71"/>
    </style:style>
    <style:style style:name="P92" style:family="paragraph" style:parent-style-name="Standard">
      <style:text-properties officeooo:rsid="003bffdb" officeooo:paragraph-rsid="00c1fc2a"/>
    </style:style>
    <style:style style:name="P93" style:family="paragraph" style:parent-style-name="Standard">
      <style:text-properties officeooo:rsid="003bffdb" officeooo:paragraph-rsid="003cc428"/>
    </style:style>
    <style:style style:name="P94" style:family="paragraph" style:parent-style-name="Standard">
      <style:text-properties officeooo:rsid="003d9464" officeooo:paragraph-rsid="00c1fc2a"/>
    </style:style>
    <style:style style:name="T1" style:family="text">
      <style:text-properties officeooo:rsid="00210caa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210caa" style:font-size-asian="13pt" style:font-size-complex="13pt"/>
    </style:style>
    <style:style style:name="T4" style:family="text">
      <style:text-properties fo:font-size="13pt" officeooo:rsid="00228150" style:font-size-asian="13pt" style:font-size-complex="13pt"/>
    </style:style>
    <style:style style:name="T5" style:family="text">
      <style:text-properties fo:font-size="13pt" officeooo:rsid="0022bb64" style:font-size-asian="13pt" style:font-size-complex="13pt"/>
    </style:style>
    <style:style style:name="T6" style:family="text">
      <style:text-properties fo:font-size="13pt" officeooo:rsid="0022f6a6" style:font-size-asian="13pt" style:font-size-complex="13pt"/>
    </style:style>
    <style:style style:name="T7" style:family="text">
      <style:text-properties fo:font-size="13pt" officeooo:rsid="00242d50" style:font-size-asian="13pt" style:font-size-complex="13pt"/>
    </style:style>
    <style:style style:name="T8" style:family="text">
      <style:text-properties fo:font-size="13pt" officeooo:rsid="00258b66" style:font-size-asian="13pt" style:font-size-complex="13pt"/>
    </style:style>
    <style:style style:name="T9" style:family="text">
      <style:text-properties fo:font-size="13pt" officeooo:rsid="002b333f" style:font-size-asian="13pt" style:font-size-complex="13pt"/>
    </style:style>
    <style:style style:name="T10" style:family="text">
      <style:text-properties fo:font-size="13pt" officeooo:rsid="002d7c9a" style:font-size-asian="13pt" style:font-size-complex="13pt"/>
    </style:style>
    <style:style style:name="T11" style:family="text">
      <style:text-properties fo:font-size="13pt" officeooo:rsid="002d67d7" style:font-size-asian="13pt" style:font-size-complex="13pt"/>
    </style:style>
    <style:style style:name="T12" style:family="text">
      <style:text-properties fo:font-size="13pt" officeooo:rsid="0030486e" style:font-size-asian="13pt" style:font-size-complex="13pt"/>
    </style:style>
    <style:style style:name="T13" style:family="text">
      <style:text-properties fo:font-size="13pt" officeooo:rsid="00322596" style:font-size-asian="13pt" style:font-size-complex="13pt"/>
    </style:style>
    <style:style style:name="T14" style:family="text">
      <style:text-properties fo:font-size="13pt" officeooo:rsid="0036cf97" style:font-size-asian="13pt" style:font-size-complex="13pt"/>
    </style:style>
    <style:style style:name="T15" style:family="text">
      <style:text-properties fo:font-size="13pt" officeooo:rsid="00415cf4" style:font-size-asian="13pt" style:font-size-complex="13pt"/>
    </style:style>
    <style:style style:name="T16" style:family="text">
      <style:text-properties fo:font-size="13pt" officeooo:rsid="00480a91" style:font-size-asian="13pt" style:font-size-complex="13pt"/>
    </style:style>
    <style:style style:name="T17" style:family="text">
      <style:text-properties fo:font-size="13pt" officeooo:rsid="0062c501" style:font-size-asian="13pt" style:font-size-complex="13pt"/>
    </style:style>
    <style:style style:name="T18" style:family="text">
      <style:text-properties fo:font-size="13pt" officeooo:rsid="0066f561" style:font-size-asian="13pt" style:font-size-complex="13pt"/>
    </style:style>
    <style:style style:name="T19" style:family="text">
      <style:text-properties fo:font-size="13pt" officeooo:rsid="00769872" style:font-size-asian="13pt" style:font-size-complex="13pt"/>
    </style:style>
    <style:style style:name="T20" style:family="text">
      <style:text-properties fo:font-size="13pt" officeooo:rsid="00822719" style:font-size-asian="13pt" style:font-size-complex="13pt"/>
    </style:style>
    <style:style style:name="T21" style:family="text">
      <style:text-properties fo:font-size="13pt" officeooo:rsid="00836a21" style:font-size-asian="13pt" style:font-size-complex="13pt"/>
    </style:style>
    <style:style style:name="T22" style:family="text">
      <style:text-properties fo:font-size="13pt" officeooo:rsid="008f798f" style:font-size-asian="13pt" style:font-size-complex="13pt"/>
    </style:style>
    <style:style style:name="T23" style:family="text">
      <style:text-properties fo:font-size="13pt" officeooo:rsid="0099e3e4" style:font-size-asian="13pt" style:font-size-complex="13pt"/>
    </style:style>
    <style:style style:name="T24" style:family="text">
      <style:text-properties fo:font-size="13pt" officeooo:rsid="009bbf44" style:font-size-asian="13pt" style:font-size-complex="13pt"/>
    </style:style>
    <style:style style:name="T25" style:family="text">
      <style:text-properties fo:font-size="13pt" officeooo:rsid="009e1d56" style:font-size-asian="13pt" style:font-size-complex="13pt"/>
    </style:style>
    <style:style style:name="T26" style:family="text">
      <style:text-properties fo:font-size="13pt" officeooo:rsid="00ac875b" style:font-size-asian="13pt" style:font-size-complex="13pt"/>
    </style:style>
    <style:style style:name="T27" style:family="text">
      <style:text-properties officeooo:rsid="00b5dbc1"/>
    </style:style>
    <style:style style:name="T28" style:family="text">
      <style:text-properties officeooo:rsid="002d67d7"/>
    </style:style>
    <style:style style:name="T29" style:family="text">
      <style:text-properties officeooo:rsid="00bea647"/>
    </style:style>
    <style:style style:name="T30" style:family="text">
      <style:text-properties officeooo:rsid="00c06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7zip </text:span>✓</text:p>
      <text:p text:style-name="P1"><text:span text:style-name="T1">ActiveRdesktop </text:span>✗</text:p>
      <text:p text:style-name="P31">AdobeAir ✓</text:p>
      <text:p text:style-name="P1"><text:span text:style-name="T3">AdobeReader </text:span><text:span text:style-name="T2">✗</text:span></text:p>
      <text:p text:style-name="P1"><text:span text:style-name="T3">AdobeReader10 </text:span><text:span text:style-name="T2">✗</text:span></text:p>
      <text:p text:style-name="P1"><text:span text:style-name="T3">Ad</text:span><text:span text:style-name="T4">obeReader DC ✓</text:span></text:p>
      <text:p text:style-name="P2"><text:span text:style-name="T4">AdobeShockwavePlayer (n’existe plus) </text:span><text:span text:style-name="T2">✗</text:span></text:p>
      <text:p text:style-name="P32">Ajout-Polices (à jour) ✗</text:p>
      <text:p text:style-name="P2"><text:span text:style-name="T4">Algobox </text:span><text:span text:style-name="T2">✓</text:span></text:p>
      <text:p text:style-name="P2"><text:span text:style-name="T4">Alimentation </text:span><text:span text:style-name="T2">✗</text:span></text:p>
      <text:p text:style-name="P3"><text:span text:style-name="T5">Aller </text:span><text:span text:style-name="T2">✓</text:span></text:p>
      <text:p text:style-name="P3"><text:span text:style-name="T5">Anagene (pas trouvé de maj) </text:span><text:span text:style-name="T2">✗</text:span></text:p>
      <text:p text:style-name="P4"><text:span text:style-name="T6">Audacity </text:span><text:span text:style-name="T2">✓</text:span></text:p>
      <text:p text:style-name="P4"><text:span text:style-name="T6">Blender </text:span><text:span text:style-name="T2">✓</text:span></text:p>
      <text:p text:style-name="P4"><text:span text:style-name="T6">BlueGriffon </text:span><text:span text:style-name="T2">✓</text:span></text:p>
      <text:p text:style-name="P4"><text:span text:style-name="T6">Calcul-Reflechi </text:span><text:span text:style-name="T2">✗</text:span></text:p>
      <text:p text:style-name="P4"><text:span text:style-name="T6">Calibre </text:span><text:span text:style-name="T2">✓</text:span></text:p>
      <text:p text:style-name="P4"><text:span text:style-name="T6">Car Metal </text:span><text:span text:style-name="T2">✓</text:span></text:p>
      <text:p text:style-name="P4"><text:span text:style-name="T6">Celestia (plus à jour → vieux) </text:span><text:span text:style-name="T2">✗</text:span></text:p>
      <text:p text:style-name="P5"><text:span text:style-name="T7">Changement_BDR </text:span><text:span text:style-name="T2">✗</text:span></text:p>
      <text:p text:style-name="P6"><text:span text:style-name="T7">C</text:span><text:span text:style-name="T8">hroma </text:span><text:span text:style-name="T2">✗</text:span></text:p>
      <text:p text:style-name="P7"><text:span text:style-name="T6">C</text:span><text:span text:style-name="T2">learEventLog ✗</text:span></text:p>
      <text:p text:style-name="P33">ClientScribe ✗</text:p>
      <text:p text:style-name="P8"><text:span text:style-name="T2">CopyWpkg</text:span><text:span text:style-name="T9">XML</text:span><text:span text:style-name="T2"> ✗</text:span></text:p>
      <text:p text:style-name="P34">Creation_compte_admin_local ✗</text:p>
      <text:p text:style-name="P35">Creation_compte_local ✗</text:p>
      <text:p text:style-name="P35">DelProf2 ✗</text:p>
      <text:p text:style-name="P35">DelProf ✗ <text:span text:style-name="T27">(à virer)<text:tab/></text:span></text:p>
      <text:p text:style-name="P9"><text:span text:style-name="T2">Dia </text:span><text:span text:style-name="T10">(déjà à jour) </text:span><text:span text:style-name="T2">✗</text:span></text:p>
      <text:p text:style-name="P10"><text:span text:style-name="T2">DiagnosticReseau </text:span><text:span text:style-name="T11">✗</text:span></text:p>
      <text:p text:style-name="P11"><text:span text:style-name="T11">D</text:span><text:span text:style-name="T2">iaporama </text:span><text:span text:style-name="T11">✗</text:span></text:p>
      <text:p text:style-name="P11"><text:span text:style-name="T2">Didapage</text:span><text:span text:style-name="T12">s</text:span><text:span text:style-name="T2"> </text:span><text:span text:style-name="T11">✗</text:span></text:p>
      <text:p text:style-name="P12"><text:span text:style-name="T11">D</text:span><text:span text:style-name="T13">isableScirbeMAJ</text:span><text:span text:style-name="T11"> ✗</text:span></text:p>
      <text:p text:style-name="P13"><text:span text:style-name="T11">D</text:span><text:span text:style-name="T2">osbox </text:span><text:span text:style-name="T11">✓</text:span></text:p>
      <text:p text:style-name="P14"><text:span text:style-name="T11">D</text:span><text:span text:style-name="T2">vdShrink </text:span><text:span text:style-name="T14">(à jour) </text:span><text:span text:style-name="T11">✗</text:span></text:p>
      <text:p text:style-name="P15"><text:span text:style-name="T11">D</text:span><text:span text:style-name="T2">ynamic (à jour) </text:span><text:span text:style-name="T11">✗</text:span></text:p>
      <text:p text:style-name="P16"><text:span text:style-name="T11">E</text:span><text:span text:style-name="T2">beam </text:span><text:span text:style-name="T11">✗</text:span></text:p>
      <text:p text:style-name="P17"><text:span text:style-name="T11">E</text:span><text:span text:style-name="T2">drawings </text:span><text:span text:style-name="T11">✗</text:span></text:p>
      <text:p text:style-name="P18"><text:span text:style-name="T11">E</text:span><text:span text:style-name="T2">duanatom </text:span><text:span text:style-name="T11">✗</text:span></text:p>
      <text:p text:style-name="P19"><text:span text:style-name="T11">E</text:span><text:span text:style-name="T2">nableRemoteRegistry </text:span><text:span text:style-name="T11">✗</text:span></text:p>
      <text:p text:style-name="P19"><text:span text:style-name="T11">E</text:span><text:span text:style-name="T2">psonEB-450Wi </text:span><text:span text:style-name="T11">✗</text:span></text:p>
      <text:p text:style-name="P92"><text:span text:style-name="T11">F</text:span><text:span text:style-name="T2">irefox </text:span><text:span text:style-name="T11">✓</text:span></text:p>
      <text:p text:style-name="P93"><text:span text:style-name="T11">F</text:span><text:span text:style-name="T2">irefox-default </text:span><text:span text:style-name="T11">✗</text:span></text:p>
      <text:p text:style-name="P94"><text:span text:style-name="T11">F</text:span><text:span text:style-name="T2">irefox-ESR </text:span><text:span text:style-name="T11">✓</text:span></text:p>
      <text:p text:style-name="P20"><text:span text:style-name="T11">F</text:span><text:span text:style-name="T2">lashplayer </text:span><text:span text:style-name="T15">(à jour) </text:span><text:span text:style-name="T11">✗</text:span></text:p>
      <text:p text:style-name="P21"><text:span text:style-name="T11">F</text:span><text:span text:style-name="T2">oxit </text:span><text:span text:style-name="T11">✗</text:span></text:p>
      <text:p text:style-name="P22"><text:span text:style-name="T11">F</text:span><text:span text:style-name="T2">reemind </text:span><text:span text:style-name="T16">(à jour)</text:span><text:span text:style-name="T11">✗</text:span></text:p>
      <text:p text:style-name="P23"><text:span text:style-name="T11">F</text:span><text:span text:style-name="T2">reeplane </text:span><text:span text:style-name="T11">✓</text:span></text:p>
      <text:p text:style-name="P24"><text:soft-page-break/><text:span text:style-name="T2">Ganttproject </text:span><text:span text:style-name="T11">✓</text:span></text:p>
      <text:p text:style-name="P25"><text:span text:style-name="T11">G</text:span><text:span text:style-name="T2">eogebra </text:span><text:span text:style-name="T11">✓</text:span></text:p>
      <text:p text:style-name="P26"><text:span text:style-name="T11">G</text:span><text:span text:style-name="T2">eonext (à jour) </text:span><text:span text:style-name="T11">✗</text:span></text:p>
      <text:p text:style-name="P27"><text:span text:style-name="T11">G</text:span><text:span text:style-name="T2">imp </text:span><text:span text:style-name="T11">✓</text:span></text:p>
      <text:p text:style-name="P28"><text:span text:style-name="T11">G</text:span><text:span text:style-name="T2">oogleChrome </text:span><text:span text:style-name="T11">✓</text:span></text:p>
      <text:p text:style-name="P29"><text:span text:style-name="T11">G</text:span><text:span text:style-name="T2">oogle Earth </text:span><text:span text:style-name="T11">✗</text:span></text:p>
      <text:p text:style-name="P30"><text:span text:style-name="T11">G</text:span><text:span text:style-name="T2">PLGhostScript </text:span><text:span text:style-name="T11">✓</text:span></text:p>
      <text:p text:style-name="P46"><text:span text:style-name="T11">G</text:span><text:span text:style-name="T2">tk </text:span><text:span text:style-name="T11">✗</text:span></text:p>
      <text:p text:style-name="P47"><text:span text:style-name="T11">H</text:span><text:span text:style-name="T2">exchat </text:span><text:span text:style-name="T11">✓</text:span></text:p>
      <text:p text:style-name="P48"><text:span text:style-name="T11">H</text:span><text:span text:style-name="T2">otPotatoes </text:span><text:span text:style-name="T11">✓</text:span></text:p>
      <text:p text:style-name="P49"><text:span text:style-name="T11">I</text:span><text:span text:style-name="T2">mageResizer </text:span><text:span text:style-name="T11">✗</text:span></text:p>
      <text:p text:style-name="P50"><text:span text:style-name="T11">I</text:span><text:span text:style-name="T2">nkscape </text:span><text:span text:style-name="T11">✓</text:span></text:p>
      <text:p text:style-name="P51"><text:span text:style-name="T11">J</text:span><text:span text:style-name="T2">av</text:span><text:span text:style-name="T17">a</text:span><text:span text:style-name="T2">~ </text:span><text:span text:style-name="T11">✗</text:span></text:p>
      <text:p text:style-name="P53"><text:span text:style-name="T18">K</text:span><text:span text:style-name="T2">lite_code_pack </text:span><text:span text:style-name="T11">✓</text:span></text:p>
      <text:p text:style-name="P52"><text:span text:style-name="T11">K</text:span><text:span text:style-name="T2">lite_standard_codec_pack </text:span><text:span text:style-name="T11">✓</text:span></text:p>
      <text:p text:style-name="P54"><text:span text:style-name="T11">K</text:span><text:span text:style-name="T2">ompozer (à jour) </text:span><text:span text:style-name="T11">✗</text:span></text:p>
      <text:p text:style-name="P36">LibO_OooHG ✗</text:p>
      <text:p text:style-name="P55"><text:span text:style-name="T11">L</text:span><text:span text:style-name="T2">ibreOffice (à jour) </text:span><text:span text:style-name="T11">✗</text:span></text:p>
      <text:p text:style-name="P56"><text:span text:style-name="T11">L</text:span><text:span text:style-name="T2">ilimath_Reloaded </text:span><text:span text:style-name="T11">✓</text:span></text:p>
      <text:p text:style-name="P57"><text:span text:style-name="T11">l</text:span><text:span text:style-name="T2">o-dmath (payant .-.) </text:span><text:span text:style-name="T11">✗</text:span></text:p>
      <text:p text:style-name="P58"><text:span text:style-name="T11">M</text:span><text:span text:style-name="T2">arble </text:span><text:span text:style-name="T11">✓</text:span></text:p>
      <text:p text:style-name="P59"><text:span text:style-name="T11">M</text:span><text:span text:style-name="T2">odif_pass_compte_local </text:span><text:span text:style-name="T11">✗</text:span></text:p>
      <text:p text:style-name="P60"><text:span text:style-name="T11">M</text:span><text:span text:style-name="T2">ovieMaker </text:span><text:span text:style-name="T11">✗</text:span></text:p>
      <text:p text:style-name="P61"><text:span text:style-name="T11">N</text:span><text:span text:style-name="T2">ircmd </text:span><text:span text:style-name="T11">✗</text:span></text:p>
      <text:p text:style-name="P62"><text:span text:style-name="T11">N</text:span><text:span text:style-name="T2">otepadPlusP</text:span><text:span text:style-name="T19">l</text:span><text:span text:style-name="T2">us </text:span><text:span text:style-name="T11">✓</text:span></text:p>
      <text:p text:style-name="P37">OCSInventoryAgent ✗</text:p>
      <text:p text:style-name="P38">OCSInventory_Agent ✗</text:p>
      <text:p text:style-name="P63"><text:span text:style-name="T11">O</text:span><text:span text:style-name="T2">ffice2007 </text:span><text:span text:style-name="T11">✗</text:span></text:p>
      <text:p text:style-name="P64"><text:span text:style-name="T11">O</text:span><text:span text:style-name="T2">fficeScan </text:span><text:span text:style-name="T11">✗</text:span></text:p>
      <text:p text:style-name="P65"><text:span text:style-name="T11">O</text:span><text:span text:style-name="T2">penERB </text:span><text:span text:style-name="T20">(</text:span><text:span text:style-name="T21">odoo</text:span><text:span text:style-name="T20">?) </text:span><text:span text:style-name="T11">✗</text:span></text:p>
      <text:p text:style-name="P66"><text:span text:style-name="T11">O</text:span><text:span text:style-name="T2">péra </text:span><text:span text:style-name="T11">✓</text:span></text:p>
      <text:p text:style-name="P67"><text:span text:style-name="T11">O</text:span><text:span text:style-name="T2">ptGeo </text:span><text:span text:style-name="T11">✓</text:span></text:p>
      <text:p text:style-name="P68"><text:span text:style-name="T11">P</text:span><text:span text:style-name="T2">hotofiltre </text:span><text:span text:style-name="T11">✓</text:span></text:p>
      <text:p text:style-name="P69"><text:span text:style-name="T11">P</text:span><text:span text:style-name="T2">hotoscape </text:span><text:span text:style-name="T11">✓</text:span></text:p>
      <text:p text:style-name="P70"><text:span text:style-name="T11">P</text:span><text:span text:style-name="T2">icaxe </text:span><text:span text:style-name="T11">✓</text:span></text:p>
      <text:p text:style-name="P71"><text:span text:style-name="T11">P</text:span><text:span text:style-name="T2">oweroff </text:span><text:span text:style-name="T11">✗</text:span></text:p>
      <text:p text:style-name="P72"><text:span text:style-name="T2">Pptviewer </text:span><text:span text:style-name="T11">✗</text:span></text:p>
      <text:p text:style-name="P73"><text:span text:style-name="T11">P</text:span><text:span text:style-name="T2">roxyc</text:span><text:span text:style-name="T22">f</text:span><text:span text:style-name="T2">g </text:span><text:span text:style-name="T11">✗</text:span></text:p>
      <text:p text:style-name="P74"><text:span text:style-name="T11">P</text:span><text:span text:style-name="T2">ymecavideo (à jour)</text:span><text:span text:style-name="T11"> ✗</text:span></text:p>
      <text:p text:style-name="P75"><text:span text:style-name="T11">P</text:span><text:span text:style-name="T2">ython</text:span><text:span text:style-name="T11"> ✓</text:span></text:p>
      <text:p text:style-name="P76"><text:span text:style-name="T11">Q</text:span><text:span text:style-name="T2">gis </text:span><text:span text:style-name="T11">✓</text:span></text:p>
      <text:p text:style-name="P77"><text:span text:style-name="T11">Q</text:span><text:span text:style-name="T2">uandary (à jour) </text:span><text:span text:style-name="T11">✗</text:span></text:p>
      <text:p text:style-name="P78"><text:span text:style-name="T11">Q</text:span><text:span text:style-name="T2">uickTimeAlternative </text:span><text:span text:style-name="T23">(à jour) </text:span><text:span text:style-name="T11">✗</text:span></text:p>
      <text:p text:style-name="P79"><text:span text:style-name="T11">R</text:span><text:span text:style-name="T2">ealAlternative </text:span><text:span text:style-name="T24">(à jour) </text:span><text:span text:style-name="T11">✗</text:span></text:p>
      <text:p text:style-name="P80"><text:span text:style-name="T11">R</text:span><text:span text:style-name="T2">edem2 </text:span><text:span text:style-name="T11">✗</text:span></text:p>
      <text:p text:style-name="P81"><text:span text:style-name="T11">R</text:span><text:span text:style-name="T2">isbee </text:span><text:span text:style-name="T25">(à jour) </text:span><text:span text:style-name="T11">✗</text:span></text:p>
      <text:p text:style-name="P82"><text:span text:style-name="T11">S</text:span><text:span text:style-name="T2">ankore </text:span><text:span text:style-name="T11">✓</text:span></text:p>
      <text:p text:style-name="P83"><text:span text:style-name="T11">S</text:span><text:span text:style-name="T2">cratch </text:span><text:span text:style-name="T11">✓</text:span></text:p>
      <text:p text:style-name="P84"><text:soft-page-break/><text:span text:style-name="T11">S</text:span><text:span text:style-name="T2">cribus </text:span><text:span text:style-name="T11">✓</text:span></text:p>
      <text:p text:style-name="P85"><text:span text:style-name="T11">S</text:span><text:span text:style-name="T2">etacl </text:span><text:span text:style-name="T11">✗</text:span></text:p>
      <text:p text:style-name="P86"><text:span text:style-name="T11">S</text:span><text:span text:style-name="T2">ilverlight </text:span><text:span text:style-name="T11">✓</text:span></text:p>
      <text:p text:style-name="P87"><text:span text:style-name="T11">S</text:span><text:span text:style-name="T2">ketchup </text:span><text:span text:style-name="T11">✗</text:span></text:p>
      <text:p text:style-name="P87"><text:span text:style-name="T11">S</text:span><text:span text:style-name="T2">peedcamp </text:span><text:span text:style-name="T11">✓</text:span></text:p>
      <text:p text:style-name="P87"><text:span text:style-name="T11">S</text:span><text:span text:style-name="T2">tellarium </text:span><text:span text:style-name="T11">✓</text:span></text:p>
      <text:p text:style-name="P87"><text:span text:style-name="T11">S</text:span><text:span text:style-name="T2">weetHome3D </text:span><text:span text:style-name="T11">✓</text:span></text:p>
      <text:p text:style-name="P88"><text:span text:style-name="T11">T</text:span><text:span text:style-name="T2">cl-tk</text:span><text:span text:style-name="T11"> ✗</text:span></text:p>
      <text:p text:style-name="P89"><text:span text:style-name="T11">T</text:span><text:span text:style-name="T2">hunderbird</text:span><text:span text:style-name="T26"> </text:span><text:span text:style-name="T11">✓</text:span></text:p>
      <text:p text:style-name="P90"><text:span text:style-name="T11">T</text:span><text:span text:style-name="T2">uxpaint </text:span><text:span text:style-name="T11">✓</text:span></text:p>
      <text:p text:style-name="P91"><text:span text:style-name="T11">U</text:span><text:span text:style-name="T2">phclean </text:span><text:span text:style-name="T11">✗</text:span></text:p>
      <text:p text:style-name="P39">Vlc <text:span text:style-name="T28">✓</text:span></text:p>
      <text:p text:style-name="P40">Wind<text:span text:style-name="T30">ows</text:span>311 <text:span text:style-name="T28">✗</text:span></text:p>
      <text:p text:style-name="P41">Wpkg-remove-wpkg_xml <text:span text:style-name="T28">✗</text:span></text:p>
      <text:p text:style-name="P42">Wpkg-settings <text:span text:style-name="T28">✗</text:span></text:p>
      <text:p text:style-name="P43">WsusOffline <text:span text:style-name="T28">✓</text:span></text:p>
      <text:p text:style-name="P43">Xcas <text:span text:style-name="T28">✓</text:span></text:p>
      <text:p text:style-name="P44">Xming (à jour) <text:span text:style-name="T28">✗</text:span></text:p>
      <text:p text:style-name="P45">XnView <text:span text:style-name="T28">✓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8:33:56.192873013</meta:creation-date>
    <meta:generator>LibreOffice/6.0.7.3$Linux_X86_64 LibreOffice_project/00m0$Build-3</meta:generator>
    <dc:date>2019-08-29T09:02:50.884640009</dc:date>
    <meta:editing-duration>PT11H12M22S</meta:editing-duration>
    <meta:editing-cycles>137</meta:editing-cycles>
    <meta:document-statistic meta:table-count="0" meta:image-count="0" meta:object-count="0" meta:page-count="3" meta:paragraph-count="115" meta:word-count="279" meta:character-count="1619" meta:non-whitespace-character-count="1454"/>
  </office:meta>
</office:document-meta>
</file>